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5cm"/>
    </style:style>
    <style:style style:name="co2" style:family="table-column">
      <style:table-column-properties fo:break-before="auto" style:column-width="1.274cm"/>
    </style:style>
    <style:style style:name="co3" style:family="table-column">
      <style:table-column-properties fo:break-before="auto" style:column-width="23.7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31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font-style="normal" style:font-weight-asian="bold" style:font-weight-complex="bold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rank according to : <text:a xlink:href="http://portal.core.edu.au/conf-ranks/22/" xlink:type="simple">http://portal.core.edu.au/conf-ranks/22/</text:a>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DJ clusterin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<text:span text:style-name="T1">ZHOU, Changqing, FRANKOWSKI, Dan,</text:span> LUDFORD, Pamela, et al. <text:span text:style-name="T2">Discovering personal gazetteers: an interactive clustering approach</text:span>. In : Proceedings of the 12th annual ACM international workshop on Geographic information systems. 2004. p. 266-273.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iquenes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 MONTJOYE, Yves-Alexandre, HIDALGO, César A., VERLEYSEN, Michel, et al.<text:span text:style-name="T2"> Unique in the crowd: The privacy bounds of human mobility</text:span>. Scientific reports, 2013, vol. 3, no 1, p. 1-5.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ol gepe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AMBS, Sébastien, KILLIJIAN, Marc-Olivier, et CORTEZ, Miguel Nuñez. <text:span text:style-name="T2">Gepeto: a geoprivacy-enhancing toolkit</text:span>. In : 2010 IEEE 24th International Conference on Advanced Information Networking and Applications Workshops. IEEE, 2010. p. 1071-1076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(AINA)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T clusterin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ARIHARAN, Ramaswamy et TOYAMA, Kentaro. Project Lachesis: parsing and modeling location histories. In : International Conference on Geographic Information Science. Springer, Berlin, Heidelberg, 2004. p. 106-124.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>
            <text:p>Gepeto-clustering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string" calcext:value-type="string">
            <text:p>GAMBS, Sébastien, KILLIAN, Marc-Olivier, et DEL PRADO CORTEZ, Miguel Núñez. <text:span text:style-name="T2">Show me how you move and i will tell you who you are.</text:span> In : Proceedings of the 3rd ACM SIGSPATIAL International Workshop on Security and Privacy in GIS and LBS. 2010. p. 34-41.</text:p>
          </table:table-cell>
          <table:table-cell table:style-name="ce11" office:value-type="string" calcext:value-type="string">
            <text:p>A</text:p>
          </table:table-cell>
          <table:table-cell table:style-name="ce8" office:value-type="string" calcext:value-type="string">
            <text:p>(sigspatial)</text:p>
          </table:table-cell>
          <table:table-cell table:style-name="ce8" table:number-columns-repeated="1019"/>
        </table:table-row>
        <table:table-row table:style-name="ro3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PRIMAULT, Vincent, MOKHTAR, Sonia Ben, LAURADOUX, Cédric, et al. <text:span text:style-name="T2">Differentially Private Location Privacy in Practice.</text:span> In : Third Workshop on Mobile Security Technologies (MoST) 2014. 2014.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otio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ARMASSE, Natalia et SCHMANDT, Chris.<text:span text:style-name="T3"> Location-aware information delivery withcommotion.</text:span> In <text:span text:style-name="T4">: International symposium on handheld and ubiquitous computing. Springer, Berlin, Heidelberg, 2000. p. 157-171.</text:span>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CHATZIKOKOLAKIS, Konstantinos, PALAMIDESSI, Catuscia, et STRONATI, Marco.<text:span text:style-name="T2"> Geo-indistinguishability: A principled approach to location privacy.</text:span> In : International Conference on Distributed Computing and Internet Technology. Springer, Cham, 2015. p. 49-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(icdcit)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data clustering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JAIN, Anil K., MURTY, M. Narasimha, et FLYNN, Patrick J. <text:span text:style-name="T2">Data clustering: a review.</text:span> ACM computing surveys (CSUR), 1999, vol. 31, no 3, p. 264-323.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DBSCAN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ESTER, Martin, KRIEGEL, Hans-Peter, SANDER, Jörg, et al.<text:span text:style-name="T2"> A density-based algorithm for discovering clusters in large spatial databases with noise.</text:span> In : Kdd. 1996. p. 226-231.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(kdd)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tdata clustering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I, Zhicheng et PUN-CHENG, Lilian SC. <text:span text:style-name="T2">Spatiotemporal data clustering: a survey of methods.</text:span> ISPRS international journal of geo-information, 2019, vol. 8, no 3, p. 112.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BIRANT, Derya et KUT, Alp. ST-DBSCAN: An algorithm for clustering spatial–temporal data. Data &amp; knowledge engineering, 2007, vol. 60, no 1, p. 208-221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dbscan</text:p>
          </table:table-cell>
          <table:table-cell/>
          <table:table-cell office:value-type="string" calcext:value-type="string">
            <text:p>CHEN, Wen, JI, M. H., et WANG, J. M. T-DBSCAN: A Spatiotemporal Density Clustering for GPS Trajectory Segmentation. International Journal of Online Engineering, 2014, vol. 10, no 6.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BRUNSDON, Chris, CORCORAN, Jonathan, et HIGGS, Gary. Visualising space and time in crime patterns: A comparison of methods. Computers, environment and urban systems, 2007, vol. 31, no 1, p. 52-75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cikitmob</text:p>
          </table:table-cell>
          <table:table-cell/>
          <table:table-cell office:value-type="string" calcext:value-type="string">
            <text:p>PAPPALARDO, Luca, SIMINI, Filippo, BARLACCHI, Gianni, et al. scikit-mobility: A Python library for the analysis, generation and risk assessment of mobility data. arXiv preprint arXiv:1907.07062, 2019.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ccio</text:p>
          </table:table-cell>
          <table:table-cell/>
          <table:table-cell office:value-type="string" calcext:value-type="string">
            <text:p>PRIMAULT, Vincent, MAOUCHE, Mohamed, BOUTET, Antoine, et al. ACCIO: How to make location privacy experimentation open and easy. In : 2018 IEEE 38th International Conference on Distributed Computing Systems (ICDCS). IEEE, 2018. p. 896-906.</text:p>
          </table:table-cell>
          <table:table-cell table:number-columns-repeated="102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0:54:19.098912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3:39:24.823529376</meta:creation-date>
    <meta:generator>LibreOffice/6.4.7.2$Linux_X86_64 LibreOffice_project/40$Build-2</meta:generator>
    <dc:date>2021-06-10T10:57:51.790689131</dc:date>
    <meta:editing-duration>PT4H33M49S</meta:editing-duration>
    <meta:editing-cycles>13</meta:editing-cycles>
    <meta:document-statistic meta:table-count="1" meta:cell-count="58" meta:object-count="0"/>
  </office:meta>
</office:document-meta>
</file>